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style:font-size-asian="15pt" style:font-size-complex="15pt"/>
    </style:style>
    <style:style style:name="P2" style:family="paragraph" style:parent-style-name="Standard">
      <style:text-properties style:font-name="Arial"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d's Text For Video</text:p>
      <text:p text:style-name="P1"/>
      <text:p text:style-name="P1">My Dearest Daughter as I rest here and reflect on the beautiful memories we shared together my heart swells with pride and love. </text:p>
      <text:p text:style-name="P1"/>
      <text:p text:style-name="P1">Though I may no longer be physically by your side please know that my spirit and love continue to surround you. Even though I may not be there in person <text:s/>my love for you knows no bounds. You will always be my precious daughter and I will forever be your proud fath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7-19T22:38:09.85</meta:creation-date>
    <meta:document-statistic meta:table-count="0" meta:image-count="0" meta:object-count="0" meta:page-count="1" meta:paragraph-count="3" meta:word-count="79" meta:character-count="417"/>
    <dc:date>2024-07-19T22:44:51.82</dc:date>
    <meta:editing-duration>PT6M43S</meta:editing-duration>
    <meta:editing-cycles>1</meta:editing-cycles>
    <meta:generator>OpenOffice/4.1.13$Win32 OpenOffice.org_project/4113m1$Build-9810</meta:generator>
  </office:meta>
</office:document-meta>
</file>